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Pictures/20000061000005280000062FE0241235.svm"/>
  <manifest:file-entry manifest:media-type="" manifest:full-path="Pictures/2000004D0000085000000441B3B23662.svm"/>
  <manifest:file-entry manifest:media-type="" manifest:full-path="Pictures/20000044000005C900000441B0DA8D0F.svm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ole-draw-aspect="1"/>
    </style:style>
    <style:style style:name="gr2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>
      <style:graphic-properties draw:textarea-vertical-align="middle" draw:ole-draw-aspect="1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10cm" svg:x="1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10cm" svg:height="10cm" svg:x="11.008cm" svg:y="10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1.454cm" svg:height="1.063cm" svg:x="18.5cm" svg:y="6.5cm">
          <draw:image xlink:href="Pictures/20000044000005C900000441B0DA8D0F.svm" xlink:type="simple" xlink:show="embed" xlink:actuate="onLoad">
            <text:p/>
          </draw:image>
        </draw:frame>
        <draw:frame draw:style-name="gr2" draw:text-style-name="P2" draw:layer="layout" svg:width="2.128cm" svg:height="1.089cm" svg:x="17.9cm" svg:y="15.511cm">
          <draw:image xlink:href="Pictures/2000004D0000085000000441B3B23662.svm" xlink:type="simple" xlink:show="embed" xlink:actuate="onLoad">
            <text:p/>
          </draw:image>
        </draw:frame>
        <draw:frame draw:style-name="gr3" draw:text-style-name="P3" draw:layer="layout" svg:width="10.008cm" svg:height="10.008cm" svg:x="1cm" svg:y="9.992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" draw:text-style-name="P1" draw:layer="layout" svg:width="10cm" svg:height="10cm" svg:x="1.001cm" svg:y="1.001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1.319cm" svg:height="1.582cm" svg:x="8.7cm" svg:y="11.6cm">
          <draw:image xlink:href="Pictures/20000061000005280000062FE024123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0-19T14:53:10</meta:creation-date>
    <dc:date>2016-11-25T02:44:47</dc:date>
    <dc:creator>Lu Ding</dc:creator>
    <meta:editing-duration>PT17M3S</meta:editing-duration>
    <meta:editing-cycles>8</meta:editing-cycles>
    <meta:generator>OpenOffice/4.1.3$Unix OpenOffice.org_project/413m1$Build-9783</meta:generator>
    <meta:document-statistic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number:number-style style:name="N16000" number:language="fr" number:country="FR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treat-empty-cells="ignore" chart:right-angled-axes="true"/>
    </style:style>
    <style:style style:name="ch3" style:family="chart" style:data-style-name="N8000">
      <style:chart-properties chart:display-label="true" chart:logarithmic="false" chart:minimum="2" chart:maximum="4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 style:data-style-name="N8000">
      <style:chart-properties chart:display-label="true" chart:logarithmic="false" chart:minimum="27.58" chart:maximum="27.71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7" style:family="chart" style:data-style-name="N16000">
      <style:chart-properties chart:symbol-type="named-symbol" chart:symbol-name="diamond" chart:symbol-width="0.15cm" chart:symbol-height="0.15cm" chart:link-data-style-to-source="false"/>
      <style:graphic-properties svg:stroke-width="0.02cm" svg:stroke-color="#cc0000" draw:fill-color="#cc0000"/>
      <style:text-properties fo:font-size="10pt" style:font-size-asian="10pt" style:font-size-complex="10pt"/>
    </style:style>
    <style:style style:name="ch8" style:family="chart" style:data-style-name="N16000">
      <style:chart-properties chart:symbol-type="named-symbol" chart:symbol-name="square" chart:symbol-width="0.15cm" chart:symbol-height="0.15cm" chart:link-data-style-to-source="false"/>
      <style:graphic-properties svg:stroke-width="0.02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width="0.05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1cm" svg:height="10.001cm" xlink:href="." xlink:type="simple" chart:class="chart:scatter" chart:style-name="ch1">
        <chart:plot-area chart:style-name="ch2" chart:data-source-has-labels="both" svg:x="1.367cm" svg:y="0.935cm" svg:width="8.234cm" svg:height="6.805cm">
          <chartooo:coordinate-region svg:x="2.403cm" svg:y="0.935cm" svg:width="7.104cm" svg:height="6.162cm"/>
          <chart:axis chart:dimension="x" chart:name="primary-x" chart:style-name="ch3" chartooo:axis-type="auto">
            <chart:title svg:x="4.403cm" svg:y="7.94cm" chart:style-name="ch4">
              <text:p>nfft/L [1/Å]

(b)</text:p>
            </chart:title>
            <chart:categories table:cell-range-address="local-table.$A$2:.$A$34"/>
          </chart:axis>
          <chart:axis chart:dimension="y" chart:name="primary-y" chart:style-name="ch5">
            <chart:title svg:x="0.451cm" svg:y="6.145cm" chart:style-name="ch6">
              <text:p>free energy [kJ/mol]</text:p>
            </chart:title>
          </chart:axis>
          <chart:series chart:style-name="ch7" chart:values-cell-range-address="local-table.$C$2:.$C$34" chart:label-cell-address="local-table.$C$1" chart:class="chart:scatter">
            <chart:domain table:cell-range-address="local-table.$B$2:.$B$34"/>
            <chart:data-point chart:repeated="33"/>
          </chart:series>
          <chart:series chart:style-name="ch8" chart:values-cell-range-address="local-table.$E$2:.$E$34" chart:label-cell-address="local-table.$E$1" chart:class="chart:scatter">
            <chart:domain table:cell-range-address="local-table.$D$2:.$D$34"/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26</text:p>
              </table:table-cell>
              <table:table-cell office:value-type="string">
                <text:p/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7.6870401665032">
                <text:p>27.6870401665032</text:p>
              </table:table-cell>
              <table:table-cell office:value-type="float" office:value="2">
                <text:p>2</text:p>
              </table:table-cell>
              <table:table-cell office:value-type="float" office:value="27.687130164158">
                <text:p>27.6871301641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625">
                <text:p>2.0625</text:p>
              </table:table-cell>
              <table:table-cell office:value-type="float" office:value="27.6981570110331">
                <text:p>27.6981570110331</text:p>
              </table:table-cell>
              <table:table-cell office:value-type="float" office:value="2.0625">
                <text:p>2.0625</text:p>
              </table:table-cell>
              <table:table-cell office:value-type="float" office:value="27.6982461428033">
                <text:p>27.6982461428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25">
                <text:p>2.125</text:p>
              </table:table-cell>
              <table:table-cell office:value-type="float" office:value="27.6415816715827">
                <text:p>27.6415816715827</text:p>
              </table:table-cell>
              <table:table-cell office:value-type="float" office:value="2.125">
                <text:p>2.125</text:p>
              </table:table-cell>
              <table:table-cell office:value-type="float" office:value="27.641671782856">
                <text:p>27.641671782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875">
                <text:p>2.1875</text:p>
              </table:table-cell>
              <table:table-cell office:value-type="float" office:value="27.5870251620155">
                <text:p>27.5870251620155</text:p>
              </table:table-cell>
              <table:table-cell office:value-type="float" office:value="2.1875">
                <text:p>2.1875</text:p>
              </table:table-cell>
              <table:table-cell office:value-type="float" office:value="27.5878014059685">
                <text:p>27.5878014059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">
                <text:p>2.25</text:p>
              </table:table-cell>
              <table:table-cell office:value-type="float" office:value="27.6114152695439">
                <text:p>27.6114152695439</text:p>
              </table:table-cell>
              <table:table-cell office:value-type="float" office:value="2.25">
                <text:p>2.25</text:p>
              </table:table-cell>
              <table:table-cell office:value-type="float" office:value="27.6120886871504">
                <text:p>27.6120886871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125">
                <text:p>2.3125</text:p>
              </table:table-cell>
              <table:table-cell office:value-type="float" office:value="27.6698989385174">
                <text:p>27.6698989385174</text:p>
              </table:table-cell>
              <table:table-cell office:value-type="float" office:value="2.3125">
                <text:p>2.3125</text:p>
              </table:table-cell>
              <table:table-cell office:value-type="float" office:value="27.6705436486045">
                <text:p>27.6705436486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75">
                <text:p>2.375</text:p>
              </table:table-cell>
              <table:table-cell office:value-type="float" office:value="27.6755740699426">
                <text:p>27.6755740699426</text:p>
              </table:table-cell>
              <table:table-cell office:value-type="float" office:value="2.375">
                <text:p>2.375</text:p>
              </table:table-cell>
              <table:table-cell office:value-type="float" office:value="27.6754806774571">
                <text:p>27.6754806774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375">
                <text:p>2.4375</text:p>
              </table:table-cell>
              <table:table-cell office:value-type="float" office:value="27.6345544271519">
                <text:p>27.6345544271519</text:p>
              </table:table-cell>
              <table:table-cell office:value-type="float" office:value="2.4375">
                <text:p>2.4375</text:p>
              </table:table-cell>
              <table:table-cell office:value-type="float" office:value="27.6344517825152">
                <text:p>27.63445178251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27.6142900095744">
                <text:p>27.6142900095744</text:p>
              </table:table-cell>
              <table:table-cell office:value-type="float" office:value="2.5">
                <text:p>2.5</text:p>
              </table:table-cell>
              <table:table-cell office:value-type="float" office:value="27.6141730535921">
                <text:p>27.6141730535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625">
                <text:p>2.5625</text:p>
              </table:table-cell>
              <table:table-cell office:value-type="float" office:value="27.6304423342438">
                <text:p>27.6304423342438</text:p>
              </table:table-cell>
              <table:table-cell office:value-type="float" office:value="2.5625">
                <text:p>2.5625</text:p>
              </table:table-cell>
              <table:table-cell office:value-type="float" office:value="27.6303076531206">
                <text:p>27.63030765312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25">
                <text:p>2.625</text:p>
              </table:table-cell>
              <table:table-cell office:value-type="float" office:value="27.6517646543207">
                <text:p>27.6517646543207</text:p>
              </table:table-cell>
              <table:table-cell office:value-type="float" office:value="2.625">
                <text:p>2.625</text:p>
              </table:table-cell>
              <table:table-cell office:value-type="float" office:value="27.6516089947131">
                <text:p>27.65160899471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875">
                <text:p>2.6875</text:p>
              </table:table-cell>
              <table:table-cell office:value-type="float" office:value="27.6545019007935">
                <text:p>27.6545019007935</text:p>
              </table:table-cell>
              <table:table-cell office:value-type="float" office:value="2.6875">
                <text:p>2.6875</text:p>
              </table:table-cell>
              <table:table-cell office:value-type="float" office:value="27.6543213694881">
                <text:p>27.65432136948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5">
                <text:p>2.75</text:p>
              </table:table-cell>
              <table:table-cell office:value-type="float" office:value="27.6421754626355">
                <text:p>27.6421754626355</text:p>
              </table:table-cell>
              <table:table-cell office:value-type="float" office:value="2.75">
                <text:p>2.75</text:p>
              </table:table-cell>
              <table:table-cell office:value-type="float" office:value="27.6424384126975">
                <text:p>27.6424384126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125">
                <text:p>2.8125</text:p>
              </table:table-cell>
              <table:table-cell office:value-type="float" office:value="27.6321389617014">
                <text:p>27.6321389617014</text:p>
              </table:table-cell>
              <table:table-cell office:value-type="float" office:value="2.8125">
                <text:p>2.8125</text:p>
              </table:table-cell>
              <table:table-cell office:value-type="float" office:value="27.6323539156475">
                <text:p>27.6323539156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75">
                <text:p>2.875</text:p>
              </table:table-cell>
              <table:table-cell office:value-type="float" office:value="27.6335920030306">
                <text:p>27.6335920030306</text:p>
              </table:table-cell>
              <table:table-cell office:value-type="float" office:value="2.875">
                <text:p>2.875</text:p>
              </table:table-cell>
              <table:table-cell office:value-type="float" office:value="27.6334705359212">
                <text:p>27.63347053592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375">
                <text:p>2.9375</text:p>
              </table:table-cell>
              <table:table-cell office:value-type="float" office:value="27.642141537608">
                <text:p>27.642141537608</text:p>
              </table:table-cell>
              <table:table-cell office:value-type="float" office:value="2.9375">
                <text:p>2.9375</text:p>
              </table:table-cell>
              <table:table-cell office:value-type="float" office:value="27.6420163958732">
                <text:p>27.6420163958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27.6480052919449">
                <text:p>27.6480052919449</text:p>
              </table:table-cell>
              <table:table-cell office:value-type="float" office:value="3">
                <text:p>3</text:p>
              </table:table-cell>
              <table:table-cell office:value-type="float" office:value="27.6478746062401">
                <text:p>27.64787460624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625">
                <text:p>3.0625</text:p>
              </table:table-cell>
              <table:table-cell office:value-type="float" office:value="27.6445984353938">
                <text:p>27.6445984353938</text:p>
              </table:table-cell>
              <table:table-cell office:value-type="float" office:value="3.0625">
                <text:p>3.0625</text:p>
              </table:table-cell>
              <table:table-cell office:value-type="float" office:value="27.6444614560561">
                <text:p>27.64446145605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25">
                <text:p>3.125</text:p>
              </table:table-cell>
              <table:table-cell office:value-type="float" office:value="27.637304231924">
                <text:p>27.637304231924</text:p>
              </table:table-cell>
              <table:table-cell office:value-type="float" office:value="3.125">
                <text:p>3.125</text:p>
              </table:table-cell>
              <table:table-cell office:value-type="float" office:value="27.6371584638783">
                <text:p>27.63715846387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875">
                <text:p>3.1875</text:p>
              </table:table-cell>
              <table:table-cell office:value-type="float" office:value="27.6358307412648">
                <text:p>27.6358307412648</text:p>
              </table:table-cell>
              <table:table-cell office:value-type="float" office:value="3.1875">
                <text:p>3.1875</text:p>
              </table:table-cell>
              <table:table-cell office:value-type="float" office:value="27.6356725532228">
                <text:p>27.6356725532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5">
                <text:p>3.25</text:p>
              </table:table-cell>
              <table:table-cell office:value-type="float" office:value="27.6405088081414">
                <text:p>27.6405088081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125">
                <text:p>3.3125</text:p>
              </table:table-cell>
              <table:table-cell office:value-type="float" office:value="27.6442777227269">
                <text:p>27.6442777227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75">
                <text:p>3.375</text:p>
              </table:table-cell>
              <table:table-cell office:value-type="float" office:value="27.6429213968913">
                <text:p>27.6429213968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375">
                <text:p>3.4375</text:p>
              </table:table-cell>
              <table:table-cell office:value-type="float" office:value="27.6395334457756">
                <text:p>27.6395334457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27.6384098630519">
                <text:p>27.6384098630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625">
                <text:p>3.5625</text:p>
              </table:table-cell>
              <table:table-cell office:value-type="float" office:value="27.63997191232">
                <text:p>27.63997191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5">
                <text:p>3.625</text:p>
              </table:table-cell>
              <table:table-cell office:value-type="float" office:value="27.6418052510113">
                <text:p>27.6418052510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75">
                <text:p>3.6875</text:p>
              </table:table-cell>
              <table:table-cell office:value-type="float" office:value="27.6419813906617">
                <text:p>27.6419813906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">
                <text:p>3.75</text:p>
              </table:table-cell>
              <table:table-cell office:value-type="float" office:value="27.6407105196368">
                <text:p>27.6407105196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125">
                <text:p>3.8125</text:p>
              </table:table-cell>
              <table:table-cell office:value-type="float" office:value="27.6396295017594">
                <text:p>27.6396295017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75">
                <text:p>3.875</text:p>
              </table:table-cell>
              <table:table-cell office:value-type="float" office:value="27.6398563109132">
                <text:p>27.6398563109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375">
                <text:p>3.9375</text:p>
              </table:table-cell>
              <table:table-cell office:value-type="float" office:value="27.640875653658">
                <text:p>27.640875653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7.6413878191104">
                <text:p>27.64138781911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8000">
      <style:chart-properties chart:display-label="true" chart:logarithmic="false" chart:minimum="2" chart:maximum="4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 style:data-style-name="N8000">
      <style:chart-properties chart:display-label="true" chart:logarithmic="false" chart:minimum="6.1" chart:maximum="7.2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7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width="0.05cm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10.001cm" xlink:href="." xlink:type="simple" chart:class="chart:scatter" chart:style-name="ch1">
        <chart:plot-area chart:style-name="ch2" chart:data-source-has-labels="both" svg:x="1.367cm" svg:y="0.935cm" svg:width="8.234cm" svg:height="6.805cm">
          <chartooo:coordinate-region svg:x="2.057cm" svg:y="0.935cm" svg:width="7.45cm" svg:height="6.162cm"/>
          <chart:axis chart:dimension="x" chart:name="primary-x" chart:style-name="ch3" chartooo:axis-type="auto">
            <chart:title svg:x="4.403cm" svg:y="7.94cm" chart:style-name="ch4">
              <text:p>nfft/L [1/Å]

(a)</text:p>
            </chart:title>
            <chart:categories table:cell-range-address="local-table.$A$2:.$A$34"/>
          </chart:axis>
          <chart:axis chart:dimension="y" chart:name="primary-y" chart:style-name="ch5">
            <chart:title svg:x="0.451cm" svg:y="6.145cm" chart:style-name="ch6">
              <text:p>free energy [kJ/mol]</text:p>
            </chart:title>
          </chart:axis>
          <chart:series chart:style-name="ch7" chart:values-cell-range-address="local-table.$C$2:.$C$34" chart:label-cell-address="local-table.$C$1" chart:class="chart:scatter">
            <chart:domain table:cell-range-address="local-table.$B$2:.$B$34"/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89705167698848">
                <text:p>6.897051676988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625">
                <text:p>2.0625</text:p>
              </table:table-cell>
              <table:table-cell office:value-type="float" office:value="6.85147350664849">
                <text:p>6.85147350664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25">
                <text:p>2.125</text:p>
              </table:table-cell>
              <table:table-cell office:value-type="float" office:value="6.77946895040847">
                <text:p>6.77946895040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875">
                <text:p>2.1875</text:p>
              </table:table-cell>
              <table:table-cell office:value-type="float" office:value="6.82846726907619">
                <text:p>6.82846726907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">
                <text:p>2.25</text:p>
              </table:table-cell>
              <table:table-cell office:value-type="float" office:value="6.9039839938717">
                <text:p>6.9039839938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125">
                <text:p>2.3125</text:p>
              </table:table-cell>
              <table:table-cell office:value-type="float" office:value="7.05066819522309">
                <text:p>7.05066819522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75">
                <text:p>2.375</text:p>
              </table:table-cell>
              <table:table-cell office:value-type="float" office:value="7.12885864203081">
                <text:p>7.12885864203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375">
                <text:p>2.4375</text:p>
              </table:table-cell>
              <table:table-cell office:value-type="float" office:value="7.03328242317824">
                <text:p>7.03328242317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6.94358064396117">
                <text:p>6.94358064396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625">
                <text:p>2.5625</text:p>
              </table:table-cell>
              <table:table-cell office:value-type="float" office:value="6.89824351748525">
                <text:p>6.898243517485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25">
                <text:p>2.625</text:p>
              </table:table-cell>
              <table:table-cell office:value-type="float" office:value="6.87828619115445">
                <text:p>6.87828619115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875">
                <text:p>2.6875</text:p>
              </table:table-cell>
              <table:table-cell office:value-type="float" office:value="6.84143535312924">
                <text:p>6.841435353129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5">
                <text:p>2.75</text:p>
              </table:table-cell>
              <table:table-cell office:value-type="float" office:value="6.77104489875558">
                <text:p>6.77104489875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125">
                <text:p>2.8125</text:p>
              </table:table-cell>
              <table:table-cell office:value-type="float" office:value="6.68361825605228">
                <text:p>6.683618256052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75">
                <text:p>2.875</text:p>
              </table:table-cell>
              <table:table-cell office:value-type="float" office:value="6.59911928896416">
                <text:p>6.599119288964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375">
                <text:p>2.9375</text:p>
              </table:table-cell>
              <table:table-cell office:value-type="float" office:value="6.51551556923286">
                <text:p>6.51551556923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6.41835403575819">
                <text:p>6.418354035758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625">
                <text:p>3.0625</text:p>
              </table:table-cell>
              <table:table-cell office:value-type="float" office:value="6.50070947262233">
                <text:p>6.500709472622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25">
                <text:p>3.125</text:p>
              </table:table-cell>
              <table:table-cell office:value-type="float" office:value="6.53401226953286">
                <text:p>6.534012269532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875">
                <text:p>3.1875</text:p>
              </table:table-cell>
              <table:table-cell office:value-type="float" office:value="6.54169931952116">
                <text:p>6.54169931952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5">
                <text:p>3.25</text:p>
              </table:table-cell>
              <table:table-cell office:value-type="float" office:value="6.56521089890143">
                <text:p>6.56521089890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125">
                <text:p>3.3125</text:p>
              </table:table-cell>
              <table:table-cell office:value-type="float" office:value="6.58493315090775">
                <text:p>6.58493315090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75">
                <text:p>3.375</text:p>
              </table:table-cell>
              <table:table-cell office:value-type="float" office:value="6.58941151238287">
                <text:p>6.589411512382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75">
                <text:p>3.4375</text:p>
              </table:table-cell>
              <table:table-cell office:value-type="float" office:value="6.57454444222838">
                <text:p>6.574544442228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">
                <text:p>3.5</text:p>
              </table:table-cell>
              <table:table-cell office:value-type="float" office:value="6.54691232102675">
                <text:p>6.546912321026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625">
                <text:p>3.5625</text:p>
              </table:table-cell>
              <table:table-cell office:value-type="float" office:value="6.51183085587124">
                <text:p>6.511830855871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25">
                <text:p>3.625</text:p>
              </table:table-cell>
              <table:table-cell office:value-type="float" office:value="6.46662673551743">
                <text:p>6.466626735517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875">
                <text:p>3.6875</text:p>
              </table:table-cell>
              <table:table-cell office:value-type="float" office:value="6.41797485305875">
                <text:p>6.41797485305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75">
                <text:p>3.75</text:p>
              </table:table-cell>
              <table:table-cell office:value-type="float" office:value="6.39232236183158">
                <text:p>6.39232236183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8125">
                <text:p>3.8125</text:p>
              </table:table-cell>
              <table:table-cell office:value-type="float" office:value="6.35212273532182">
                <text:p>6.35212273532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875">
                <text:p>3.875</text:p>
              </table:table-cell>
              <table:table-cell office:value-type="float" office:value="6.30342486662045">
                <text:p>6.303424866620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9375">
                <text:p>3.9375</text:p>
              </table:table-cell>
              <table:table-cell office:value-type="float" office:value="6.25019998861246">
                <text:p>6.250199988612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6.19250309455745">
                <text:p>6.192503094557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8000">
      <style:chart-properties chart:display-label="true" chart:logarithmic="false" chart:minimum="1" chart:maximum="10" chart:interval-major="1" chart:interval-minor-divisor="1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 style:data-style-name="N8000">
      <style:chart-properties chart:display-label="true" chart:logarithmic="false" chart:minimum="6.5" chart:maximum="11.5" chart:origin="0" chart:interval-major="1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7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cm" svg:stroke-color="#0000cc" draw:fill-color="#0000cc" dr3d:edge-rounding="5%"/>
      <style:text-properties fo:font-size="10pt" style:font-size-asian="10pt" style:font-size-complex="10pt"/>
    </style:style>
    <style:style style:name="ch8" style:family="chart" style:data-style-name="N8000">
      <style:chart-properties chart:symbol-type="named-symbol" chart:symbol-name="diamond" chart:symbol-width="0.15cm" chart:symbol-height="0.15cm" chart:link-data-style-to-source="false"/>
      <style:graphic-properties svg:stroke-width="0.02cm" svg:stroke-color="#cc0000" draw:fill-color="#cc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width="0.05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1cm" svg:height="10.001cm" xlink:href="." xlink:type="simple" chart:class="chart:scatter" chart:style-name="ch1">
        <chart:plot-area chart:style-name="ch2" chart:data-source-has-labels="both" svg:x="1.367cm" svg:y="0.935cm" svg:width="8.234cm" svg:height="6.805cm">
          <chartooo:coordinate-region svg:x="2.241cm" svg:y="1.132cm" svg:width="7.185cm" svg:height="5.965cm"/>
          <chart:axis chart:dimension="x" chart:name="primary-x" chart:style-name="ch3" chartooo:axis-type="auto">
            <chart:title svg:x="4.9cm" svg:y="7.94cm" chart:style-name="ch4">
              <text:p>nb psi

(d)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6.145cm" chart:style-name="ch6">
              <text:p>free energy [kJ/mol]</text:p>
            </chart:title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8" chart:values-cell-range-address="local-table.$D$2:.$D$11" chart:label-cell-address="local-table.$D$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eb 6</text:p>
              </table:table-cell>
              <table:table-cell office:value-type="string">
                <text:p>Leb 1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00217689">
                <text:p>11.00217689</text:p>
              </table:table-cell>
              <table:table-cell office:value-type="float" office:value="9.243301801">
                <text:p>9.2433018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02274185">
                <text:p>6.802274185</text:p>
              </table:table-cell>
              <table:table-cell office:value-type="float" office:value="7.651150644">
                <text:p>7.651150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.267550586">
                <text:p>8.267550586</text:p>
              </table:table-cell>
              <table:table-cell office:value-type="float" office:value="8.199253611">
                <text:p>8.199253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.15198394">
                <text:p>8.15198394</text:p>
              </table:table-cell>
              <table:table-cell office:value-type="float" office:value="8.097703745">
                <text:p>8.0977037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183646225">
                <text:p>8.183646225</text:p>
              </table:table-cell>
              <table:table-cell office:value-type="float" office:value="8.091274119">
                <text:p>8.0912741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361563363">
                <text:p>8.361563363</text:p>
              </table:table-cell>
              <table:table-cell office:value-type="float" office:value="8.079114161">
                <text:p>8.0791141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534291324">
                <text:p>8.534291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68919277">
                <text:p>8.568919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489675747">
                <text:p>8.489675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19577075">
                <text:p>8.195770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24" chart:maximum="60" chart:interval-major="4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 style:data-style-name="N0">
      <style:chart-properties chart:display-label="true" chart:logarithmic="false" chart:minimum="6.5" chart:maximum="9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7" style:family="chart" style:data-style-name="N8000">
      <style:chart-properties chart:symbol-type="named-symbol" chart:symbol-name="circle" chart:symbol-width="0.15cm" chart:symbol-height="0.15cm" chart:link-data-style-to-source="false">
        <chart:symbol-image/>
      </style:chart-properties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8" style:family="chart" style:data-style-name="N8000">
      <style:chart-properties chart:symbol-type="named-symbol" chart:symbol-name="diamond" chart:symbol-width="0.15cm" chart:symbol-height="0.15cm" chart:link-data-style-to-source="false">
        <chart:symbol-image/>
      </style:chart-properties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symbol-type="named-symbol" chart:symbol-name="arrow-down" chart:symbol-width="0.15cm" chart:symbol-height="0.15cm" chart:link-data-style-to-source="false">
        <chart:symbol-image/>
      </style:chart-properties>
      <style:graphic-properties svg:stroke-width="0.025cm" svg:stroke-color="#00cc00" draw:fill-color="#00cc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width="0.051cm" draw:fill="solid" draw:fill-color="#ffffff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9cm" svg:height="10.009cm" xlink:href="." xlink:type="simple" chart:class="chart:scatter" chart:style-name="ch1">
        <chart:plot-area chart:style-name="ch2" chart:data-source-has-labels="both" svg:x="1.367cm" svg:y="0.935cm" svg:width="8.242cm" svg:height="6.813cm">
          <chartooo:coordinate-region svg:x="2.057cm" svg:y="1.132cm" svg:width="7.377cm" svg:height="5.973cm"/>
          <chart:axis chart:dimension="x" chart:name="primary-x" chart:style-name="ch3" chartooo:axis-type="auto">
            <chart:title svg:x="4.938cm" svg:y="7.948cm" chart:style-name="ch4">
              <text:p>L [Å]

(c)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6.149cm" chart:style-name="ch6">
              <text:p>free energy [kJ/mol]</text:p>
            </chart:title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8" chart:values-cell-range-address="local-table.$D$2:.$D$11" chart:label-cell-address="local-table.$D$1" chart:class="chart:scatter">
            <chart:data-point chart:repeated="10"/>
          </chart:series>
          <chart:series chart:style-name="ch9" chart:values-cell-range-address="local-table.$E$2:.$E$11" chart:label-cell-address="local-table.$E$1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4</text:p>
              </table:table-cell>
              <table:table-cell office:value-type="string">
                <text:p>3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8.75434708625423">
                <text:p>8.75434708625423</text:p>
              </table:table-cell>
              <table:table-cell office:value-type="float" office:value="8.44856214308742">
                <text:p>8.44856214308742</text:p>
              </table:table-cell>
              <table:table-cell office:value-type="float" office:value="7.51410177431988">
                <text:p>7.514101774319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8.55430123251695">
                <text:p>8.55430123251695</text:p>
              </table:table-cell>
              <table:table-cell office:value-type="float" office:value="8.25325144553721">
                <text:p>8.25325144553721</text:p>
              </table:table-cell>
              <table:table-cell office:value-type="float" office:value="7.32409819920007">
                <text:p>7.32409819920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8.19925361088934">
                <text:p>8.19925361088934</text:p>
              </table:table-cell>
              <table:table-cell office:value-type="float" office:value="7.90027759648231">
                <text:p>7.90027759648231</text:p>
              </table:table-cell>
              <table:table-cell office:value-type="float" office:value="6.9742206867075">
                <text:p>6.9742206867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8.15222563150985">
                <text:p>8.15222563150985</text:p>
              </table:table-cell>
              <table:table-cell office:value-type="float" office:value="7.85560332596687">
                <text:p>7.85560332596687</text:p>
              </table:table-cell>
              <table:table-cell office:value-type="float" office:value="6.93259015613064">
                <text:p>6.93259015613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8.07012363218395">
                <text:p>8.07012363218395</text:p>
              </table:table-cell>
              <table:table-cell office:value-type="float" office:value="7.77465618317981">
                <text:p>7.77465618317981</text:p>
              </table:table-cell>
              <table:table-cell office:value-type="float" office:value="6.85350384245159">
                <text:p>6.85350384245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7.78309140639375">
                <text:p>7.78309140639375</text:p>
              </table:table-cell>
              <table:table-cell office:value-type="float" office:value="6.86363032945713">
                <text:p>6.863630329457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7.71173553803428">
                <text:p>7.71173553803428</text:p>
              </table:table-cell>
              <table:table-cell office:value-type="float" office:value="6.79289512857954">
                <text:p>6.79289512857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7.5919536252538">
                <text:p>7.5919536252538</text:p>
              </table:table-cell>
              <table:table-cell office:value-type="float" office:value="6.67379931170747">
                <text:p>6.673799311707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042437734938">
                <text:p>6.70424377349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9428307578387">
                <text:p>6.694283075783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